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35e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35e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35e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35e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35e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35e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35e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35e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35e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35e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35e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35e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35e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35e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35e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35e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35e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ranza Victoria Marcano Gudiñ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4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671120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allecido Fallecid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Fallecido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0.03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5" meta:character-count="1163" meta:non-whitespace-character-count="997"/>
    <meta:template xlink:type="simple" xlink:actuate="onRequest" xlink:title="Normal" xlink:href=""/>
  </office:meta>
</office:document-meta>
</file>